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5618in" style:use-optimal-column-width="false"/>
    </style:style>
    <style:style style:name="TableColumn6" style:family="table-column">
      <style:table-column-properties style:column-width="1.9979in" style:use-optimal-column-width="false"/>
    </style:style>
    <style:style style:name="TableColumn7" style:family="table-column">
      <style:table-column-properties style:column-width="1.6312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277in"/>
    </style:style>
    <style:style style:name="P17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277in"/>
    </style:style>
    <style:style style:name="TableCell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20" style:parent-style-name="預設段落字型" style:family="text">
      <style:text-properties style:font-name="Wingdings" style:font-name-asian="Wingdings" style:font-name-complex="Wingdings" style:text-scale="150%" fo:font-size="10pt" style:font-size-asian="10pt" style:font-size-complex="14pt"/>
    </style:style>
    <style:style style:name="T21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2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3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4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5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26" style:family="table-row">
      <style:table-row-properties style:min-row-height="0.361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35" style:family="table-row">
      <style:table-row-properties style:min-row-height="0.368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44" style:family="table-row">
      <style:table-row-properties style:min-row-height="0.3729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2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P5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7" style:family="table-column">
      <style:table-column-properties style:column-width="0.45in" style:use-optimal-column-width="false"/>
    </style:style>
    <style:style style:name="TableColumn58" style:family="table-column">
      <style:table-column-properties style:column-width="0.6527in" style:use-optimal-column-width="false"/>
    </style:style>
    <style:style style:name="TableColumn59" style:family="table-column">
      <style:table-column-properties style:column-width="5.5604in" style:use-optimal-column-width="false"/>
    </style:style>
    <style:style style:name="Table56" style:family="table">
      <style:table-properties style:width="6.6631in" fo:margin-left="-0.0784in" table:align="left"/>
    </style:style>
    <style:style style:name="TableRow60" style:family="table-row">
      <style:table-row-properties style:min-row-height="0.5006in" style:use-optimal-row-height="false" fo:keep-together="always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2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74" style:family="table-column">
      <style:table-column-properties style:column-width="0.45in" style:use-optimal-column-width="false"/>
    </style:style>
    <style:style style:name="TableColumn75" style:family="table-column">
      <style:table-column-properties style:column-width="3.125in" style:use-optimal-column-width="false"/>
    </style:style>
    <style:style style:name="TableColumn76" style:family="table-column">
      <style:table-column-properties style:column-width="3.1076in" style:use-optimal-column-width="false"/>
    </style:style>
    <style:style style:name="Table73" style:family="table">
      <style:table-properties style:width="6.6826in" fo:margin-left="-0.0784in" table:align="left"/>
    </style:style>
    <style:style style:name="TableRow77" style:family="table-row">
      <style:table-row-properties style:min-row-height="0.2916in" style:use-optimal-row-height="false" fo:keep-together="always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4" style:family="table-row">
      <style:table-row-properties style:min-row-height="0.2916in" style:use-optimal-row-height="false" fo:keep-together="always"/>
    </style:style>
    <style:style style:name="TableCell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9" style:family="table-row">
      <style:table-row-properties style:min-row-height="0.2916in" style:use-optimal-row-height="false" fo:keep-together="always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4" style:family="table-row">
      <style:table-row-properties style:min-row-height="0.2916in" style:use-optimal-row-height="false" fo:keep-together="always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9" style:family="table-row">
      <style:table-row-properties style:min-row-height="0.2916in" style:use-optimal-row-height="false" fo:keep-together="always"/>
    </style:style>
    <style:style style:name="TableCell1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04" style:parent-style-name="Standard" style:family="paragraph">
      <style:text-properties style:font-name="標楷體" style:font-name-asian="標楷體" style:font-name-complex="標楷體"/>
    </style:style>
    <style:style style:name="P105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07" style:family="table-column">
      <style:table-column-properties style:column-width="2.2333in" style:use-optimal-column-width="false"/>
    </style:style>
    <style:style style:name="TableColumn108" style:family="table-column">
      <style:table-column-properties style:column-width="2.2333in" style:use-optimal-column-width="false"/>
    </style:style>
    <style:style style:name="TableColumn109" style:family="table-column">
      <style:table-column-properties style:column-width="2.2402in" style:use-optimal-column-width="false"/>
    </style:style>
    <style:style style:name="Table106" style:family="table">
      <style:table-properties style:width="6.7069in" fo:margin-left="-0.0784in" table:align="left"/>
    </style:style>
    <style:style style:name="TableRow110" style:family="table-row">
      <style:table-row-properties style:min-row-height="1.2875in" style:use-optimal-row-height="false"/>
    </style:style>
    <style:style style:name="TableCell111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2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</style:style>
    <style:style style:name="T113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7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8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font-name="標楷體" style:font-name-asian="標楷體" style:font-name-complex="標楷體"/>
    </style:style>
    <style:style style:name="TableCell12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style:font-name="標楷體" style:font-name-asian="標楷體" style:font-name-complex="標楷體"/>
    </style:style>
    <style:style style:name="TableRow123" style:family="table-row">
      <style:table-row-properties style:min-row-height="1.4833in" style:use-optimal-row-height="false"/>
    </style:style>
    <style:style style:name="TableCell124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7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28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1" style:parent-style-name="Standard" style:family="paragraph">
      <style:text-properties style:font-name="標楷體" style:font-name-asian="標楷體" style:font-name-complex="標楷體"/>
    </style:style>
    <style:style style:name="TableCell13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33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35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6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37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3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39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1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42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3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4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P147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4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9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學年度學期(例：1042)</text:p>
          </table:table-cell>
          <table:table-cell table:style-name="TableCell11">
            <text:p text:style-name="P12"/>
          </table:table-cell>
          <table:table-cell table:style-name="TableCell13">
            <text:p text:style-name="P14">系所</text:p>
          </table:table-cell>
          <table:table-cell table:style-name="TableCell15">
            <text:p text:style-name="P16">工學院專班</text:p>
            <text:p text:style-name="P17">產業安全與防災</text:p>
          </table:table-cell>
          <table:table-cell table:style-name="TableCell18">
            <text:p text:style-name="P19"><text:span text:style-name="T20"></text:span><text:span text:style-name="T21"><text:s/></text:span><text:span text:style-name="T22">碩士</text:span><text:span text:style-name="T23"><text:s/></text:span><text:span text:style-name="T24"></text:span><text:span text:style-name="T25">博士</text:span></text:p>
          </table:table-cell>
        </table:table-row>
        <table:table-row table:style-name="TableRow26">
          <table:table-cell table:style-name="TableCell27">
            <text:p text:style-name="P28">學<text:s text:c="6"/>號</text:p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>論文口試日期</text:p>
          </table:table-cell>
          <table:covered-table-cell/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姓<text:s text:c="6"/>名</text:p>
          </table:table-cell>
          <table:table-cell table:style-name="TableCell38">
            <text:p text:style-name="P39"/>
          </table:table-cell>
          <table:table-cell table:style-name="TableCell40" table:number-columns-spanned="2">
            <text:p text:style-name="P41">論文口試平均成績</text:p>
          </table:table-cell>
          <table:covered-table-cell/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論文指導教授</text:p>
          </table:table-cell>
          <table:table-cell table:style-name="TableCell47">
            <text:p text:style-name="P48"/>
            <text:p text:style-name="P49"/>
          </table:table-cell>
          <table:table-cell table:style-name="TableCell50" table:number-columns-spanned="2">
            <text:p text:style-name="P51">操<text:s text:c="3"/>行<text:s text:c="3"/>成<text:s text:c="3"/>績</text:p>
            <text:p text:style-name="P52">【本成績請系（所）打完成績後再會簽生輔組】</text:p>
          </table:table-cell>
          <table:covered-table-cell/>
          <table:table-cell table:style-name="TableCell53">
            <text:p text:style-name="P54">85.0</text:p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論文名稱</text:p>
          </table:table-cell>
          <table:table-cell table:style-name="TableCell63">
            <text:p text:style-name="P64">中文</text:p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內文"/>
          </table:covered-table-cell>
          <table:table-cell table:style-name="TableCell68">
            <text:p text:style-name="P69">英文</text:p>
          </table:table-cell>
          <table:table-cell table:style-name="TableCell70">
            <text:p text:style-name="P71"/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rows-spanned="5">
            <text:p text:style-name="P79">論文口試委員</text:p>
          </table:table-cell>
          <table:table-cell table:style-name="TableCell80">
            <text:p text:style-name="P81">教授</text:p>
          </table:table-cell>
          <table:table-cell table:style-name="TableCell82">
            <text:p text:style-name="P83">教授</text:p>
          </table:table-cell>
        </table:table-row>
        <table:table-row table:style-name="TableRow84">
          <table:covered-table-cell>
            <text:p text:style-name="內文"/>
          </table:covered-table-cell>
          <table:table-cell table:style-name="TableCell85">
            <text:p text:style-name="P86">教授</text:p>
          </table:table-cell>
          <table:table-cell table:style-name="TableCell87">
            <text:p text:style-name="P88">教授</text:p>
          </table:table-cell>
        </table:table-row>
        <table:table-row table:style-name="TableRow89">
          <table:covered-table-cell>
            <text:p text:style-name="內文"/>
          </table:covered-table-cell>
          <table:table-cell table:style-name="TableCell90">
            <text:p text:style-name="P91">教授</text:p>
          </table:table-cell>
          <table:table-cell table:style-name="TableCell92">
            <text:p text:style-name="P93">教授</text:p>
          </table:table-cell>
        </table:table-row>
        <table:table-row table:style-name="TableRow94">
          <table:covered-table-cell>
            <text:p text:style-name="內文"/>
          </table:covered-table-cell>
          <table:table-cell table:style-name="TableCell95">
            <text:p text:style-name="P96">教授</text:p>
          </table:table-cell>
          <table:table-cell table:style-name="TableCell97">
            <text:p text:style-name="P98">教授</text:p>
          </table:table-cell>
        </table:table-row>
        <table:table-row table:style-name="TableRow99">
          <table:covered-table-cell>
            <text:p text:style-name="內文"/>
          </table:covered-table-cell>
          <table:table-cell table:style-name="TableCell100">
            <text:p text:style-name="P101">教授</text:p>
          </table:table-cell>
          <table:table-cell table:style-name="TableCell102">
            <text:p text:style-name="P103">教授</text:p>
          </table:table-cell>
        </table:table-row>
      </table:table>
      <text:p text:style-name="P104">以上資料經論文口試委員核對無誤</text:p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學位考試委員（</text:span><text:span text:style-name="T114">召集人</text:span><text:span text:style-name="T115">）</text:span></text:p>
            <text:p text:style-name="P116"/>
          </table:table-cell>
          <table:table-cell table:style-name="TableCell117">
            <text:p text:style-name="P118">系所主管</text:p>
            <text:p text:style-name="P119"><text:s/></text:p>
          </table:table-cell>
          <table:table-cell table:style-name="TableCell120">
            <text:p text:style-name="P121">系所助理</text:p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生輔組</text:p>
            <text:p text:style-name="P126">(期末考開始後免會)</text:p>
            <text:p text:style-name="P127"><text:s/></text:p>
          </table:table-cell>
          <table:table-cell table:style-name="TableCell128">
            <text:p text:style-name="P129">課務組</text:p>
            <text:p text:style-name="P130">(期末考開始後免會)</text:p>
            <text:p text:style-name="P131"><text:s/></text:p>
          </table:table-cell>
          <table:table-cell table:style-name="TableCell132">
            <text:p text:style-name="P133">註冊組收件</text:p>
            <text:p text:style-name="P134"><text:s/></text:p>
          </table:table-cell>
        </table:table-row>
      </table:table>
      <text:p text:style-name="P135">備註：<text:tab/>1.在口試通過後，本資料表必須先會簽生輔組及課務組後送交註冊組，以利印製學位證書。</text:p>
      <text:p text:style-name="P136"><text:span text:style-name="T137"><text:tab/>2.</text:span><text:span text:style-name="T138">學位考試成績表連同</text:span><text:span text:style-name="T139">論文審定書影本</text:span><text:span text:style-name="T140">，一併送交註冊組。</text:span></text:p>
      <text:p text:style-name="P141"><text:span text:style-name="T142"><text:tab/>3.</text:span><text:span text:style-name="T143">學位考試</text:span><text:span text:style-name="T144">召集人</text:span><text:span text:style-name="T145">與</text:span><text:span text:style-name="T146">指導教授不能為同一人。</text:span></text:p>
      <text:p text:style-name="P147"><text:span text:style-name="T148">98.04</text:span><text:span text:style-name="T149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TopofForm" style:display-name="z-Top of Form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z-BottomofForm" style:display-name="z-Bottom of Form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6-25T11:30:00Z</meta:creation-date>
    <dc:date>2016-07-27T05:46:00Z</dc:date>
    <meta:print-date>2009-04-16T14:43:00Z</meta:print-date>
    <meta:template xlink:href="Normal" xlink:type="simple"/>
    <meta:editing-cycles>1</meta:editing-cycles>
    <meta:editing-duration>PT1200S</meta:editing-duration>
    <meta:document-statistic meta:page-count="1" meta:paragraph-count="1" meta:word-count="60" meta:character-count="407" meta:row-count="2" meta:non-whitespace-character-count="348"/>
  </office:meta>
</office:document-meta>
</file>